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officeooo:rsid="0019b542" officeooo:paragraph-rsid="0019b542"/>
    </style:style>
    <style:style style:name="P4" style:family="paragraph" style:parent-style-name="Standard">
      <style:paragraph-properties fo:text-align="start" style:justify-single-word="false"/>
      <style:text-properties officeooo:rsid="0019b542" officeooo:paragraph-rsid="0019b542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AppleSystemUIFont" fo:font-size="13pt" fo:font-weight="normal" style:font-size-asian="13pt" style:font-weight-asian="normal"/>
    </style:style>
    <style:style style:name="T1" style:family="text">
      <style:text-properties style:use-window-font-color="true" loext:opacity="0%" style:font-name="AppleSystemUIFont" fo:font-size="20pt" fo:font-weight="bold" style:font-size-asian="20pt" style:font-weight-asian="bold"/>
    </style:style>
    <style:style style:name="T2" style:family="text">
      <style:text-properties style:use-window-font-color="true" loext:opacity="0%" style:font-name="AppleSystemUIFont" fo:font-size="13pt" fo:font-weight="bold" style:font-size-asian="13pt" style:font-weight-asian="bold"/>
    </style:style>
    <style:style style:name="T3" style:family="text">
      <style:text-properties style:use-window-font-color="true" loext:opacity="0%" style:font-name="AppleSystemUIFont" fo:font-size="13pt" fo:font-weight="normal" style:font-size-asian="13pt" style:font-weight-asian="normal"/>
    </style:style>
    <style:style style:name="T4" style:family="text">
      <style:text-properties style:use-window-font-color="true" loext:opacity="0%" style:font-name="AppleSystemUIFont" fo:font-size="13pt" fo:font-style="italic" fo:font-weight="normal" style:font-size-asian="13pt" style:font-style-asian="italic" style:font-weight-asian="normal"/>
    </style:style>
    <style:style style:name="T5" style:family="text">
      <style:text-properties style:use-window-font-color="true" loext:opacity="0%" style:font-name="AppleSystemUIFont" fo:font-size="13pt" fo:font-style="normal" fo:font-weight="normal" style:font-size-asian="13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ande terminal :</text:p>
      <text:p text:style-name="P3"/>
      <text:p text:style-name="P1" loext:marker-style-name="T1"><text:span text:style-name="T1">Commandes terminal</text:span></text:p>
      <text:p text:style-name="P1" loext:marker-style-name="T2"><text:span text:style-name="T2">Commandes classiques pour utiliser le terminal</text:span><text:span text:style-name="T2"/></text:p>
      <text:p text:style-name="P5" loext:marker-style-name="T3"/>
      <text:list text:style-name="WWNum1">
        <text:list-item>
          <text:p text:style-name="P2" loext:marker-style-name="T5"><text:span text:style-name="T4">pwd </text:span><text:span text:style-name="T5">: permet d’afficher le répertoire courant ;</text:span></text:p>
        </text:list-item>
        <text:list-item>
          <text:p text:style-name="P2" loext:marker-style-name="T5"><text:span text:style-name="T4">ls </text:span><text:span text:style-name="T5">: permet d’afficher le contenu d’un répertoire ;</text:span></text:p>
          <text:list>
            <text:list-item>
              <text:p text:style-name="P2" loext:marker-style-name="T5"><text:span text:style-name="T4">ls -a </text:span><text:span text:style-name="T5">: l’option -a affiche également les fichiers et dossiers cachés, </text:span></text:p>
            </text:list-item>
            <text:list-item>
              <text:p text:style-name="P2" loext:marker-style-name="T5"><text:span text:style-name="T4">ls -l </text:span><text:span text:style-name="T5">: l’option -l modifie l’affichage pour rajouter de nombreuses informations ;</text:span></text:p>
            </text:list-item>
          </text:list>
        </text:list-item>
        <text:list-item>
          <text:p text:style-name="P2" loext:marker-style-name="T5"><text:span text:style-name="T4">cd dossier </text:span><text:span text:style-name="T5">: permet de se déplacer à l’intérieur d’un répertoire ;</text:span></text:p>
        </text:list-item>
        <text:list-item>
          <text:p text:style-name="P2" loext:marker-style-name="T5"><text:span text:style-name="T4">mkdir dossier </text:span><text:span text:style-name="T5">: permet de créer un dossier ;</text:span></text:p>
        </text:list-item>
        <text:list-item>
          <text:p text:style-name="P2" loext:marker-style-name="T5"><text:span text:style-name="T4">touch nomFichier </text:span><text:span text:style-name="T5">: permet de créer un fichier ;</text:span></text:p>
        </text:list-item>
        <text:list-item>
          <text:p text:style-name="P2" loext:marker-style-name="T5"><text:span text:style-name="T4">mv source destination </text:span><text:span text:style-name="T5">: permet de déplacer des éléments ;</text:span></text:p>
        </text:list-item>
        <text:list-item>
          <text:p text:style-name="P2" loext:marker-style-name="T5"><text:span text:style-name="T5">* : est un caractère qui peut être utilisé comme substitut pour n’importe quel caractère dans une recherche ; </text:span><text:span text:style-name="T5"/></text:p>
        </text:list-item>
        <text:list-item>
          <text:p text:style-name="P2" loext:marker-style-name="T5"><text:span text:style-name="T4">cp source destination </text:span><text:span text:style-name="T5">: permet de copier des éléments ;</text:span></text:p>
          <text:list>
            <text:list-item>
              <text:p text:style-name="P2" loext:marker-style-name="T5"><text:span text:style-name="T4">cp -r </text:span><text:span text:style-name="T5">: l’option -r permet de copier un répertoire ;</text:span></text:p>
            </text:list-item>
          </text:list>
        </text:list-item>
        <text:list-item>
          <text:p text:style-name="P2" loext:marker-style-name="T5"><text:span text:style-name="T4">rm fichiers </text:span><text:span text:style-name="T5">: permet de supprimer des fichiers ;</text:span></text:p>
          <text:list>
            <text:list-item>
              <text:p text:style-name="P2" loext:marker-style-name="T5"><text:span text:style-name="T4">rm -r dossiers </text:span><text:span text:style-name="T5">: l’option -r permet de supprimer des répertoires ;</text:span></text:p>
            </text:list-item>
          </text:list>
        </text:list-item>
        <text:list-item>
          <text:p text:style-name="P2" loext:marker-style-name="T5"><text:span text:style-name="T4">man commande </text:span><text:span text:style-name="T5">: permet d’afficher le manuel d’une commande ;</text:span></text:p>
        </text:list-item>
        <text:list-item>
          <text:p text:style-name="P2" loext:marker-style-name="T5"><text:span text:style-name="T4">cat/less/more nomFichier </text:span><text:span text:style-name="T5">: permet d’afficher le contenu d’un fichier ;</text:span></text:p>
        </text:list-item>
        <text:list-item>
          <text:p text:style-name="P2" loext:marker-style-name="T5"><text:span text:style-name="T5">&gt; : permet de rediriger le résultat d’une commande vers un fichier ;</text:span><text:span text:style-name="T5"/></text:p>
        </text:list-item>
        <text:list-item>
          <text:p text:style-name="P2" loext:marker-style-name="T5"><text:span text:style-name="T4">grep motif chemin </text:span><text:span text:style-name="T5">: permet de faire des recherches dans des fichiers. </text:span></text:p>
        </text:list-item>
        <text:list-item>
          <text:p text:style-name="P2" loext:marker-style-name="T5"><text:span text:style-name="T4">man hier :</text:span><text:span text:style-name="T5"> décrit la hiérarchie des dossiers du finder</text:span></text:p>
        </text:list-item>
        <text:list-item>
          <text:p text:style-name="P2" loext:marker-style-name="T5"><text:span text:style-name="T4">sort:</text:span><text:span text:style-name="T5"> trie de manière alphanumérique les lignes reçues en paramètres</text:span></text:p>
        </text:list-item>
        <text:list-item>
          <text:p text:style-name="P2" loext:marker-style-name="T5"><text:span text:style-name="T4">uniq:</text:span><text:span text:style-name="T5"> <text:s/>conserve les lignes consécutives uniques</text:span></text:p>
        </text:list-item>
        <text:list-item>
          <text:p text:style-name="P2" loext:marker-style-name="T5"><text:span text:style-name="T4">nano: </text:span><text:span text:style-name="T5">permet d’éditer le contenu d’un fichier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Label_20_1" style:display-name="ListLabel 1" style:family="text"/>
    <style:style style:name="ListLabel_20_2" style:display-name="ListLabel 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1:55:57.390597368</meta:creation-date>
    <dc:date>2023-09-20T11:57:27.245282599</dc:date>
    <meta:editing-duration>PT1M30S</meta:editing-duration>
    <meta:editing-cycles>1</meta:editing-cycles>
    <meta:document-statistic meta:table-count="0" meta:image-count="0" meta:object-count="0" meta:page-count="1" meta:paragraph-count="24" meta:word-count="253" meta:character-count="1381" meta:non-whitespace-character-count="1169"/>
    <meta:generator>LibreOffice/7.6.0.3$MacOSX_AARCH64 LibreOffice_project/69edd8b8ebc41d00b4de3915dc82f8f0fc3b6265</meta:generator>
  </office:meta>
</office:document-meta>
</file>